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53cd2" officeooo:paragraph-rsid="00053cd2"/>
    </style:style>
    <style:style style:name="P2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9a74d" officeooo:paragraph-rsid="0009a74d"/>
    </style:style>
    <style:style style:name="P3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b6b72" officeooo:paragraph-rsid="000b6b72"/>
    </style:style>
    <style:style style:name="T1" style:family="text">
      <style:text-properties officeooo:rsid="0006c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1359175" text:style-name="L1">
        <text:list-item>
          <text:p text:style-name="P1">News entity test, annotations at the bottom <text:span text:style-name="T1">(org.tsdes.advanced.examplenews.NewsTest)</text:span></text:p>
        </text:list-item>
        <text:list-item>
          <text:p text:style-name="P1">custom constraint fail</text:p>
        </text:list-item>
        <text:list-item>
          <text:p text:style-name="P2">get and put paths (org/tsdes/advanced/rest/newsrestv2/api/OldNewsRestApiTest.kt)</text:p>
        </text:list-item>
        <text:list-item>
          <text:p text:style-name="P3">putMapping consumes media type (org/tsdes/advanced/rest/newsrestv2/api/NewsRestApi.kt)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7:11:59.914688258</meta:creation-date>
    <dc:date>2018-10-03T17:42:23.836555340</dc:date>
    <meta:editing-duration>PT2H49M1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26" meta:character-count="278" meta:non-whitespace-character-count="261"/>
  </office:meta>
</office:document-meta>
</file>